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9.35cm" fo:min-width="11.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0.75cm" fo:min-width="6.3cm"/>
    </style:style>
    <style:style style:name="gr3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4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1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45cm" fo:min-width="0.5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6cm" draw:marker-end="Arrow_20_short" draw:marker-end-width="0.276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45cm" fo:min-width="0.838cm"/>
      <style:paragraph-properties style:writing-mode="lr-tb"/>
    </style:style>
    <style:style style:name="gr10" style:family="graphic" style:parent-style-name="objectwithoutfill">
      <style:graphic-properties svg:stroke-width="0.025cm" svg:stroke-color="#000000" draw:marker-start="Arrow_20_short" draw:marker-start-width="0.229cm" draw:marker-end="Arrow_20_short" draw:marker-end-width="0.229cm" draw:fill="solid" draw:textarea-vertical-align="middle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8% 58%" fo:font-size="9pt" style:font-size-asian="9pt" style:font-size-complex="9pt"/>
    </style:style>
    <style:style style:name="T3" style:family="text">
      <style:text-properties style:text-position="0% 100%" fo:font-size="9pt" style:font-size-asian="9pt" style:font-size-complex="9pt"/>
    </style:style>
    <style:style style:name="T4" style:family="text">
      <style:text-properties style:text-position="0% 100%" style:font-name="Liberation Sans1" fo:font-size="9pt" style:font-name-asian="Liberation Sans1" style:font-size-asian="9pt" style:font-name-complex="Liberatio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1.8cm" svg:height="9.6cm" svg:x="3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cm" svg:x="6.7cm" svg:y="8.9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97cm" svg:y1="6.332cm" svg:x2="13.5cm" svg:y2="6.332cm">
          <text:p/>
        </draw:line>
        <draw:line draw:style-name="gr4" draw:text-style-name="P3" draw:layer="layout" svg:x1="6.698cm" svg:y1="5.832cm" svg:x2="13.501cm" svg:y2="5.832cm">
          <text:p/>
        </draw:line>
        <draw:line draw:style-name="gr4" draw:text-style-name="P3" draw:layer="layout" svg:x1="6.699cm" svg:y1="6.832cm" svg:x2="13.502cm" svg:y2="6.832cm">
          <text:p/>
        </draw:line>
        <draw:line draw:style-name="gr3" draw:text-style-name="P3" draw:layer="layout" svg:x1="6.698cm" svg:y1="9.416cm" svg:x2="13.501cm" svg:y2="9.416cm">
          <text:p/>
        </draw:line>
        <draw:line draw:style-name="gr4" draw:text-style-name="P3" draw:layer="layout" svg:x1="6.699cm" svg:y1="8.916cm" svg:x2="13.502cm" svg:y2="8.916cm">
          <text:p/>
        </draw:line>
        <draw:line draw:style-name="gr4" draw:text-style-name="P3" draw:layer="layout" svg:x1="6.7cm" svg:y1="9.916cm" svg:x2="13.503cm" svg:y2="9.916cm">
          <text:p/>
        </draw:line>
        <draw:line draw:style-name="gr3" draw:text-style-name="P3" draw:layer="layout" svg:x1="6.699cm" svg:y1="8.432cm" svg:x2="13.502cm" svg:y2="8.432cm">
          <text:p/>
        </draw:line>
        <draw:line draw:style-name="gr4" draw:text-style-name="P3" draw:layer="layout" svg:x1="6.7cm" svg:y1="7.932cm" svg:x2="13.503cm" svg:y2="7.932cm">
          <text:p/>
        </draw:line>
        <draw:line draw:style-name="gr3" draw:text-style-name="P3" draw:layer="layout" svg:x1="6.7cm" svg:y1="10.432cm" svg:x2="13.503cm" svg:y2="10.432cm">
          <text:p/>
        </draw:line>
        <draw:line draw:style-name="gr4" draw:text-style-name="P3" draw:layer="layout" svg:x1="6.702cm" svg:y1="10.932cm" svg:x2="13.505cm" svg:y2="10.932cm">
          <text:p/>
        </draw:line>
        <draw:custom-shape draw:style-name="gr5" draw:text-style-name="P2" draw:layer="layout" svg:width="1.5cm" svg:height="0.7cm" svg:x="4.2cm" svg:y="6cm">
          <text:p text:style-name="P4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7cm" svg:x="4.2cm" svg:y="9.1cm">
          <text:p text:style-name="P4"><text:span text:style-name="T1">1 &lt; i &lt; 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97cm" svg:y1="12.732cm" svg:x2="13.5cm" svg:y2="12.732cm">
          <text:p/>
        </draw:line>
        <draw:line draw:style-name="gr4" draw:text-style-name="P3" draw:layer="layout" svg:x1="6.698cm" svg:y1="12.232cm" svg:x2="13.501cm" svg:y2="12.232cm">
          <text:p/>
        </draw:line>
        <draw:line draw:style-name="gr4" draw:text-style-name="P3" draw:layer="layout" svg:x1="6.699cm" svg:y1="13.232cm" svg:x2="13.502cm" svg:y2="13.232cm">
          <text:p/>
        </draw:line>
        <draw:custom-shape draw:style-name="gr5" draw:text-style-name="P2" draw:layer="layout" svg:width="1.5cm" svg:height="0.7cm" svg:x="4.2cm" svg:y="12.4cm">
          <text:p text:style-name="P4"><text:span text:style-name="T1">i = N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0.1cm" svg:height="0.1cm" svg:x="9.9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cm" svg:height="0.1cm" svg:x="10.101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cm" svg:height="0.1cm" svg:x="10.302cm" svg:y="7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0.1cm" svg:height="0.1cm" svg:x="9.90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cm" svg:height="0.1cm" svg:x="10.102cm" svg:y="1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cm" svg:height="0.1cm" svg:x="10.303cm" svg:y="11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layout" svg:width="1cm" svg:height="0.7cm" svg:x="12cm" svg:y="6.2cm">
          <text:p text:style-name="P4"><text:span text:style-name="T1">Q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1cm" svg:y1="6.3cm" svg:x2="12.1cm" svg:y2="7.2cm">
          <text:p/>
        </draw:line>
        <draw:custom-shape draw:style-name="gr7" draw:text-style-name="P6" draw:layer="layout" svg:width="1cm" svg:height="0.7cm" svg:x="11.981cm" svg:y="9.3cm">
          <text:p text:style-name="P4"><text:span text:style-name="T1">Q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081cm" svg:y1="9.4cm" svg:x2="12.081cm" svg:y2="10.3cm">
          <text:p/>
        </draw:line>
        <draw:custom-shape draw:style-name="gr7" draw:text-style-name="P6" draw:layer="layout" svg:width="1cm" svg:height="0.7cm" svg:x="11.562cm" svg:y="8.4cm">
          <text:p text:style-name="P4"><text:span text:style-name="T1">Q</text:span><text:span text:style-name="T2">i - 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62cm" svg:y1="8.5cm" svg:x2="11.662cm" svg:y2="9.4cm">
          <text:p/>
        </draw:line>
        <draw:custom-shape draw:style-name="gr7" draw:text-style-name="P6" draw:layer="layout" svg:width="1cm" svg:height="0.7cm" svg:x="14.3cm" svg:y="6cm">
          <text:p text:style-name="P4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5cm" svg:y1="6.4cm" svg:x2="13.7cm" svg:y2="6.4cm">
          <text:p/>
        </draw:line>
        <draw:custom-shape draw:style-name="gr7" draw:text-style-name="P6" draw:layer="layout" svg:width="1cm" svg:height="0.7cm" svg:x="14.3cm" svg:y="9cm">
          <text:p text:style-name="P4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5cm" svg:y1="9.4cm" svg:x2="13.7cm" svg:y2="9.4cm">
          <text:p/>
        </draw:line>
        <draw:custom-shape draw:style-name="gr7" draw:text-style-name="P6" draw:layer="layout" svg:width="1cm" svg:height="0.7cm" svg:x="14.3cm" svg:y="12.3cm">
          <text:p text:style-name="P4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5cm" svg:y1="12.7cm" svg:x2="13.7cm" svg:y2="12.7cm">
          <text:p/>
        </draw:line>
        <draw:custom-shape draw:style-name="gr7" draw:text-style-name="P6" draw:layer="layout" svg:width="1cm" svg:height="0.7cm" svg:x="11.643cm" svg:y="11.7cm">
          <text:p text:style-name="P4"><text:span text:style-name="T1">Q</text:span><text:span text:style-name="T2">N-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43cm" svg:y1="11.8cm" svg:x2="11.643cm" svg:y2="12.7cm">
          <text:p/>
        </draw:line>
        <draw:custom-shape draw:style-name="gr9" draw:text-style-name="P6" draw:layer="layout" svg:width="1.338cm" svg:height="0.7cm" svg:x="12.162cm" svg:y="12.7cm">
          <text:p text:style-name="P4"><text:span text:style-name="T1">Q</text:span><text:span text:style-name="T2">N</text:span><text:span text:style-name="T3"> = -K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062cm" svg:y1="12.8cm" svg:x2="12.062cm" svg:y2="13.7cm">
          <text:p/>
        </draw:line>
        <draw:custom-shape draw:style-name="gr7" draw:text-style-name="P6" draw:layer="layout" svg:width="1cm" svg:height="0.7cm" svg:x="5.681cm" svg:y="5.9cm">
          <text:p text:style-name="P4"><text:span text:style-name="T4">Δ</text:span><text:span text:style-name="T3">z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81cm" svg:y1="5.9cm" svg:x2="6.581cm" svg:y2="6.8cm">
          <text:p/>
        </draw:line>
        <draw:custom-shape draw:style-name="gr7" draw:text-style-name="P6" draw:layer="layout" svg:width="1cm" svg:height="0.7cm" svg:x="5.689cm" svg:y="8cm">
          <text:p text:style-name="P4"><text:span text:style-name="T4">Δ</text:span><text:span text:style-name="T3">z</text:span><text:span text:style-name="T2">i-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89cm" svg:y1="8cm" svg:x2="6.589cm" svg:y2="8.9cm">
          <text:p/>
        </draw:line>
        <draw:custom-shape draw:style-name="gr7" draw:text-style-name="P6" draw:layer="layout" svg:width="1cm" svg:height="0.7cm" svg:x="5.697cm" svg:y="9cm">
          <text:p text:style-name="P4"><text:span text:style-name="T4">Δ</text:span><text:span text:style-name="T3">z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97cm" svg:y1="9cm" svg:x2="6.597cm" svg:y2="9.9cm">
          <text:p/>
        </draw:line>
        <draw:custom-shape draw:style-name="gr7" draw:text-style-name="P6" draw:layer="layout" svg:width="1cm" svg:height="0.7cm" svg:x="5.705cm" svg:y="10cm">
          <text:p text:style-name="P4"><text:span text:style-name="T4">Δ</text:span><text:span text:style-name="T3">z</text:span><text:span text:style-name="T2">i+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605cm" svg:y1="10cm" svg:x2="6.605cm" svg:y2="10.9cm">
          <text:p/>
        </draw:line>
        <draw:custom-shape draw:style-name="gr7" draw:text-style-name="P6" draw:layer="layout" svg:width="1cm" svg:height="0.7cm" svg:x="5.713cm" svg:y="12.3cm">
          <text:p text:style-name="P4"><text:span text:style-name="T4">Δ</text:span><text:span text:style-name="T3">z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613cm" svg:y1="12.3cm" svg:x2="6.613cm" svg:y2="13.2cm">
          <text:p/>
        </draw:line>
        <draw:line draw:style-name="gr10" draw:text-style-name="P3" draw:layer="layout" svg:x1="7.402cm" svg:y1="8.5cm" svg:x2="7.402cm" svg:y2="9.4cm">
          <text:p/>
        </draw:line>
        <draw:custom-shape draw:style-name="gr7" draw:text-style-name="P6" draw:layer="layout" svg:width="1cm" svg:height="0.7cm" svg:x="7.46cm" svg:y="8.4cm">
          <text:p text:style-name="P4"><text:span text:style-name="T4">Δ</text:span><text:span text:style-name="T3">z</text:span><text:span text:style-name="T2">i-1/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402cm" svg:y1="9.5cm" svg:x2="7.402cm" svg:y2="10.4cm">
          <text:p/>
        </draw:line>
        <draw:custom-shape draw:style-name="gr7" draw:text-style-name="P6" draw:layer="layout" svg:width="1cm" svg:height="0.7cm" svg:x="7.46cm" svg:y="9.7cm">
          <text:p text:style-name="P4"><text:span text:style-name="T4">Δ</text:span><text:span text:style-name="T3">z</text:span><text:span text:style-name="T2">i+1/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445cm" svg:y1="6.4cm" svg:x2="7.445cm" svg:y2="7.3cm">
          <text:p/>
        </draw:line>
        <draw:custom-shape draw:style-name="gr7" draw:text-style-name="P6" draw:layer="layout" svg:width="1cm" svg:height="0.7cm" svg:x="7.503cm" svg:y="6.6cm">
          <text:p text:style-name="P4"><text:span text:style-name="T4">Δ</text:span><text:span text:style-name="T3">z</text:span><text:span text:style-name="T2">1+1/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445cm" svg:y1="11.8cm" svg:x2="7.445cm" svg:y2="12.7cm">
          <text:p/>
        </draw:line>
        <draw:custom-shape draw:style-name="gr7" draw:text-style-name="P6" draw:layer="layout" svg:width="1cm" svg:height="0.7cm" svg:x="7.503cm" svg:y="11.7cm">
          <text:p text:style-name="P4"><text:span text:style-name="T4">Δ</text:span><text:span text:style-name="T3">z</text:span><text:span text:style-name="T2">N-1/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02-07T18:57:20.687701290</dc:date>
    <meta:editing-duration>PT3H8M39S</meta:editing-duration>
    <meta:editing-cycles>54</meta:editing-cycles>
    <meta:generator>LibreOffice/7.3.7.2$Linux_X86_64 LibreOffice_project/30$Build-2</meta:generator>
    <meta:document-statistic meta:object-count="60"/>
  </office:meta>
</office:document-meta>
</file>